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dash" draw:stroke-dash="Мой_20_штрих" draw:fill="solid" draw:fill-color="#c0c0c0" draw:textarea-horizontal-align="center" draw:textarea-vertical-align="bottom"/>
    </style:style>
    <style:style style:name="gr4" style:family="graphic" style:parent-style-name="standard">
      <style:graphic-properties draw:fill="solid" draw:fill-color="#23ff23" draw:textarea-horizontal-align="center" draw:textarea-vertical-align="middle"/>
    </style:style>
    <style:style style:name="gr5" style:family="graphic" style:parent-style-name="standard">
      <style:graphic-properties draw:fill="solid" draw:fill-color="#ffffff" draw:textarea-horizontal-align="center" draw:textarea-vertical-align="middle"/>
    </style:style>
    <style:style style:name="gr6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6.25cm"/>
    </style:style>
    <style:style style:name="gr10" style:family="graphic" style:parent-style-name="standard">
      <style:graphic-properties draw:stroke="dash" draw:stroke-dash="Мой_20_штрих" draw:fill="none" draw:textarea-horizontal-align="center" draw:textarea-vertical-align="bottom"/>
    </style:style>
    <style:style style:name="gr11" style:family="graphic" style:parent-style-name="standard">
      <style:graphic-properties draw:fill="none" draw:textarea-horizontal-align="center" draw:textarea-vertical-align="middle"/>
    </style:style>
    <style:style style:name="gr12" style:family="graphic" style:parent-style-name="standard">
      <style:graphic-properties draw:fill="solid" draw:fill-color="#ffffcc" draw:textarea-horizontal-align="center" draw:textarea-vertical-align="middle"/>
    </style:style>
    <style:style style:name="gr13" style:family="graphic" style:parent-style-name="standard">
      <style:graphic-properties draw:marker-end="Line_20_Arrow" draw:marker-end-width="0.3cm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>
      <style:graphic-properties draw:stroke="dash" draw:stroke-dash="Мой_20_штрих" svg:stroke-color="#0000ff" draw:marker-end="Line_20_Arrow" draw:marker-end-width="0.3cm" draw:textarea-horizontal-align="center" draw:textarea-vertical-align="middle"/>
    </style:style>
    <style:style style:name="gr16" style:family="graphic" style:parent-style-name="standard">
      <style:graphic-properties draw:stroke="dash" draw:stroke-dash="Мой_20_штрих" draw:fill="none" draw:textarea-horizontal-align="left" draw:textarea-vertical-align="top"/>
    </style:style>
    <style:style style:name="gr17" style:family="graphic" style:parent-style-name="standard">
      <style:graphic-properties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ffff99" draw:textarea-horizontal-align="center" draw:textarea-vertical-align="middle"/>
    </style:style>
    <style:style style:name="gr19" style:family="graphic" style:parent-style-name="standard">
      <style:graphic-properties draw:fill="none" draw:fill-color="#23ff23" draw:textarea-horizontal-align="center" draw:textarea-vertical-align="middle"/>
    </style:style>
    <style:style style:name="gr20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21" style:family="graphic" style:parent-style-name="standard">
      <style:graphic-properties draw:stroke="dash" draw:stroke-dash="Мой_20_штрих" draw:marker-end="Arrow" draw:marker-end-width="0.3cm" draw:textarea-horizontal-align="center" draw:textarea-vertical-align="middle"/>
    </style:style>
    <style:style style:name="pr1" style:family="presentation" style:parent-style-name="Обычный-title">
      <style:graphic-properties draw:fill-color="#ffffff" draw:auto-grow-height="true" fo:min-height="10.5cm"/>
    </style:style>
    <style:style style:name="pr2" style:family="presentation" style:parent-style-name="Обычный-subtitle">
      <style:graphic-properties draw:fill-color="#ffffff" draw:auto-grow-height="true" fo:min-height="7.774cm"/>
    </style:style>
    <style:style style:name="pr3" style:family="presentation" style:parent-style-name="Обычный-notes">
      <style:graphic-properties draw:fill-color="#ffffff" fo:min-height="13.114cm"/>
    </style:style>
    <style:style style:name="pr4" style:family="presentation" style:parent-style-name="Обычный-title">
      <style:graphic-properties draw:fill-color="#ffffff" draw:auto-grow-height="true" fo:min-height="3.507cm"/>
    </style:style>
    <style:style style:name="pr5" style:family="presentation" style:parent-style-name="Обычный-outline1">
      <style:graphic-properties draw:fill-color="#ffffff" fo:min-height="13.609cm"/>
    </style:style>
    <style:style style:name="pr6" style:family="presentation" style:parent-style-name="Обычный-title">
      <style:graphic-properties draw:fill-color="#ffffff" fo:min-height="3.256cm"/>
    </style:style>
    <style:style style:name="pr7" style:family="presentation" style:parent-style-name="Обычный-outline1">
      <style:graphic-properties draw:fill-color="#ffffff" fo:min-height="15.586cm"/>
    </style:style>
    <style:style style:name="pr8" style:family="presentation" style:parent-style-name="Обычный-outline1">
      <style:graphic-properties draw:fill-color="#ffffff" fo:min-height="15.0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48pt"/>
    </style:style>
    <style:style style:name="P3" style:family="paragraph">
      <style:paragraph-properties fo:margin-left="1.2cm" fo:margin-right="0cm" fo:text-align="end" fo:text-indent="-0.6cm"/>
    </style:style>
    <style:style style:name="P4" style:family="paragraph">
      <style:paragraph-properties fo:text-align="center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text:enable-numbering="true" fo:text-indent="0cm"/>
    </style:style>
    <style:style style:name="P8" style:family="paragraph">
      <style:paragraph-properties fo:margin-left="1.2cm" fo:margin-right="0cm" text:enable-numbering="true" fo:text-indent="-0.6cm"/>
    </style:style>
    <style:style style:name="P9" style:family="paragraph">
      <style:paragraph-properties fo:margin-left="1.2cm" fo:margin-right="0cm" fo:text-indent="-0.9cm"/>
    </style:style>
    <style:style style:name="P10" style:family="paragraph">
      <style:paragraph-properties fo:margin-left="2.4cm" fo:margin-right="0cm" fo:text-indent="-0.8cm"/>
    </style:style>
    <style:style style:name="P11" style:family="paragraph">
      <style:paragraph-properties fo:margin-left="3.6cm" fo:margin-right="0cm" fo:text-indent="-0.6cm"/>
    </style:style>
    <style:style style:name="P12" style:family="paragraph">
      <style:paragraph-properties fo:text-align="center"/>
      <style:text-properties fo:font-size="26pt" fo:font-weight="bold"/>
    </style:style>
    <style:style style:name="P13" style:family="paragraph">
      <style:paragraph-properties fo:margin-left="0cm" fo:margin-right="0cm" fo:text-align="center" fo:text-indent="0cm"/>
      <style:text-properties fo:font-weight="bold"/>
    </style:style>
    <style:style style:name="P14" style:family="paragraph">
      <style:paragraph-properties fo:text-align="center"/>
      <style:text-properties fo:font-size="26pt"/>
    </style:style>
    <style:style style:name="P15" style:family="paragraph">
      <style:paragraph-properties fo:text-align="center"/>
      <style:text-properties fo:font-weight="bold"/>
    </style:style>
    <style:style style:name="T1" style:family="text">
      <style:text-properties fo:font-size="48pt" fo:language="ru" fo:country="RU" style:language-asian="ru" style:country-asian="RU" style:font-size-complex="12pt" style:language-complex="ru" style:country-complex="RU"/>
    </style:style>
    <style:style style:name="T2" style:family="text">
      <style:text-properties fo:font-size="28pt"/>
    </style:style>
    <style:style style:name="T3" style:family="text">
      <style:text-properties fo:font-size="22pt"/>
    </style:style>
    <style:style style:name="T4" style:family="text">
      <style:text-properties fo:font-size="22pt" fo:font-style="italic"/>
    </style:style>
    <style:style style:name="T5" style:family="text">
      <style:text-properties fo:font-size="22pt" fo:font-style="normal"/>
    </style:style>
    <style:style style:name="T6" style:family="text">
      <style:text-properties fo:font-size="28pt" fo:font-style="normal"/>
    </style:style>
    <style:style style:name="T7" style:family="text">
      <style:text-properties fo:font-weight="bold"/>
    </style:style>
    <style:style style:name="T8" style:family="text">
      <style:text-properties fo:font-size="26pt" fo:font-weight="bold"/>
    </style:style>
    <style:style style:name="T9" style:family="text">
      <style:text-properties fo:font-weight="normal"/>
    </style:style>
    <style:style style:name="T10" style:family="text">
      <style:text-properties fo:font-style="italic"/>
    </style:style>
    <style:style style:name="T11" style:family="text">
      <style:text-properties fo:font-style="normal"/>
    </style:style>
    <style:style style:name="T12" style:family="text">
      <style:text-properties fo:font-size="2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text-style-name="P2" draw:layer="layout" svg:width="25.199cm" svg:height="10.5cm" svg:x="1.4cm" svg:y="1.2cm" presentation:class="title" presentation:user-transformed="true">
          <draw:text-box>
            <text:p text:style-name="P1"><text:span text:style-name="T1">Автоматизация разработки текстового синтаксиса доменно-специфичных языков, ориентированная на целевую модель.</text:span></text:p>
          </draw:text-box>
        </draw:frame>
        <draw:frame presentation:style-name="pr2" draw:text-style-name="P1" draw:layer="layout" svg:width="25.199cm" svg:height="7.774cm" svg:x="1.4cm" svg:y="11.9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3">Выполнил: Бреслав А. А.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2">Группа 6539 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Руководитель: Кубенский А. А.</text:p>
                  </text:list-item>
                </text:list>
              </text:list-item>
            </text:list>
          </draw:text-box>
        </draw:frame>
        <draw:line draw:style-name="gr1" draw:text-style-name="P4" draw:layer="layout" svg:x1="0.9cm" svg:y1="11.9cm" svg:x2="27.4cm" svg:y2="11.9cm">
          <text:p text:style-name="P1"/>
        </draw:lin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1">
        <office:forms form:automatic-focus="false" form:apply-design-mode="false"/>
        <draw:rect draw:style-name="gr3" draw:text-style-name="P6" draw:layer="layout" svg:width="12.7cm" svg:height="6cm" svg:x="1.3cm" svg:y="6.5cm">
          <text:p text:style-name="P6">Автоматизировано</text:p>
        </draw:rect>
        <draw:frame presentation:style-name="pr4" draw:text-style-name="P1" draw:layer="layout" svg:width="25.199cm" svg:height="3.507cm" svg:x="1.4cm" svg:y="0.837cm" presentation:class="title">
          <draw:text-box>
            <text:p text:style-name="P1">Возможности существующих систем</text:p>
          </draw:text-box>
        </draw:frame>
        <draw:rect draw:style-name="gr4" draw:text-style-name="P6" draw:layer="layout" svg:width="3.5cm" svg:height="4.35cm" svg:x="21cm" svg:y="7cm">
          <text:p text:style-name="P6">Целевая </text:p>
          <text:p text:style-name="P6">модель</text:p>
        </draw:rect>
        <draw:rect draw:style-name="gr5" draw:text-style-name="P6" draw:layer="layout" svg:width="2.5cm" svg:height="4.5cm" svg:x="2cm" svg:y="7cm">
          <text:p text:style-name="P6">Текст</text:p>
        </draw:rect>
        <draw:rect draw:style-name="gr5" draw:text-style-name="P6" draw:id="id1" draw:layer="layout" svg:width="4.3cm" svg:height="1.5cm" svg:x="5.5cm" svg:y="4.5cm">
          <text:p text:style-name="P6">грамматика</text:p>
        </draw:rect>
        <draw:custom-shape draw:style-name="gr6" draw:text-style-name="P6" draw:id="id2" draw:layer="layout" svg:width="5.5cm" svg:height="2cm" svg:x="4.9cm" svg:y="8cm">
          <text:p text:style-name="P6">анализатор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7" draw:text-style-name="P4" draw:layer="layout" svg:x1="7.65cm" svg:y1="6cm" svg:x2="7.65cm" svg:y2="8cm" draw:start-shape="id1" draw:start-glue-point="2" draw:end-shape="id2" draw:end-glue-point="0">
          <text:p text:style-name="P1"/>
        </draw:connector>
        <draw:custom-shape draw:style-name="gr6" draw:text-style-name="P6" draw:layer="layout" svg:width="6cm" svg:height="2cm" svg:x="14.4cm" svg:y="8cm">
          <text:p text:style-name="P6">трансформация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8" draw:text-style-name="P4" draw:layer="layout" svg:width="2.5cm" svg:height="4.35cm" svg:x="11cm" svg:y="7.15cm">
          <text:p text:style-name="P6">AST</text:p>
        </draw:rect>
        <draw:frame draw:style-name="gr9" draw:text-style-name="P7" draw:layer="layout" svg:width="26cm" svg:height="6.998cm" svg:x="1cm" svg:y="13.5cm">
          <draw:text-box>
            <text:list text:style-name="L1">
              <text:list-item>
                <text:p text:style-name="P7"><text:span text:style-name="T2">Результатом анализа текста является AST</text:span></text:p>
              </text:list-item>
            </text:list>
            <text:list text:style-name="L1">
              <text:list-item>
                <text:list>
                  <text:list-item>
                    <text:p text:style-name="P8"><text:span text:style-name="T3">Структура </text:span><text:span text:style-name="T4">близка</text:span><text:span text:style-name="T5"> к структуре целевой модели, но не совпадает с ней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<text:span text:style-name="T5">Нет перекрестных ссылок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<text:span text:style-name="T5">Нет ссылок за пределы модели</text:span></text:p>
                  </text:list-item>
                </text:list>
              </text:list-item>
            </text:list>
            <text:list text:style-name="L1">
              <text:list-item>
                <text:p text:style-name="P7"><text:span text:style-name="T6">Трансформация AST в целевую модель создается <text:s/></text:span><text:span text:style-name="T6"><text:line-break/></text:span><text:span text:style-name="T6"> <text:s/>вручную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3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Задачи и пути их решения</text:p>
          </draw:text-box>
        </draw:frame>
        <draw:frame presentation:style-name="pr5" draw:text-style-name="P9" draw:layer="layout" svg:width="25.199cm" svg:height="14.632cm" svg:x="1.4cm" svg:y="4.914cm" presentation:class="outline" presentation:user-transformed="true">
          <draw:text-box>
            <text:list text:style-name="L2">
              <text:list-item>
                <text:p text:style-name="P9">Автоматизировать создание трансформации AST в целевую модель</text:p>
              </text:list-item>
            </text:list>
            <text:list text:style-name="L2">
              <text:list-item>
                <text:list>
                  <text:list-item>
                    <text:p text:style-name="P10">Построение метамодели для описания трансформации AST в целевую модель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Автоматизация построения таких описаний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Разработка <text:span text:style-name="T7">языка трансформаций</text:span> для структуры классов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Разработка системы для генерации кода</text:p>
                  </text:list-item>
                </text:list>
              </text:list-item>
            </text:list>
            <text:list text:style-name="L2">
              <text:list-item>
                <text:p text:style-name="P9">Начинать разработку синтаксиса, отталкиваясь от целевой модели, а не от грамматики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4T19">
        <office:forms form:automatic-focus="false" form:apply-design-mode="false"/>
        <draw:rect draw:style-name="gr10" draw:text-style-name="P12" draw:layer="layout" svg:width="10cm" svg:height="16cm" svg:x="1cm" svg:y="4.5cm">
          <text:p text:style-name="P6"><text:span text:style-name="T8">AST</text:span></text:p>
        </draw:rect>
        <draw:frame presentation:style-name="pr4" draw:text-style-name="P1" draw:layer="layout" svg:width="25.199cm" svg:height="3.507cm" svg:x="1.4cm" svg:y="0.837cm" presentation:class="title">
          <draw:text-box>
            <text:p text:style-name="P1">Сходство AST с целевой моделью</text:p>
          </draw:text-box>
        </draw:frame>
        <draw:rect draw:style-name="gr11" draw:text-style-name="P6" draw:id="id12" draw:layer="layout" svg:width="5.5cm" svg:height="2cm" svg:x="4.1cm" svg:y="17.246cm">
          <text:p text:style-name="P6"><text:span text:style-name="T7">CallAS</text:span></text:p>
          <text:p text:style-name="P6">procedure = «p»</text:p>
        </draw:rect>
        <draw:rect draw:style-name="gr11" draw:text-style-name="P6" draw:id="id10" draw:layer="layout" svg:width="5cm" svg:height="1.8cm" svg:x="3cm" svg:y="12.5cm">
          <text:p text:style-name="P6"><text:span text:style-name="T7">ProcedureAS</text:span></text:p>
          <text:p text:style-name="P6"><text:span text:style-name="T9">name=«p»</text:span></text:p>
        </draw:rect>
        <draw:rect draw:style-name="gr11" draw:text-style-name="P6" draw:id="id9" draw:layer="layout" svg:width="5cm" svg:height="2.5cm" svg:x="3cm" svg:y="9.5cm">
          <text:p text:style-name="P6"><text:span text:style-name="T7">VariableAS</text:span></text:p>
          <text:p text:style-name="P6">type = «Integer»</text:p>
          <text:p text:style-name="P6">name=«a»</text:p>
        </draw:rect>
        <draw:rect draw:style-name="gr11" draw:text-style-name="P6" draw:id="id8" draw:layer="layout" svg:width="5.5cm" svg:height="1.5cm" svg:x="2cm" svg:y="5.3cm">
          <text:p text:style-name="P6"><text:span text:style-name="T7">UnitAS</text:span></text:p>
        </draw:rect>
        <draw:rect draw:style-name="gr11" draw:text-style-name="P6" draw:id="id11" draw:layer="layout" svg:width="5.5cm" svg:height="2cm" svg:x="4cm" svg:y="14.8cm">
          <text:p text:style-name="P6"><text:span text:style-name="T7">AssignAS</text:span></text:p>
          <text:p text:style-name="P6">variable = «a»</text:p>
        </draw:rect>
        <draw:rect draw:style-name="gr12" draw:text-style-name="P6" draw:id="id6" draw:layer="layout" svg:width="5.5cm" svg:height="2cm" svg:x="16.6cm" svg:y="17.246cm">
          <text:p text:style-name="P6"><text:span text:style-name="T7">Call</text:span></text:p>
          <text:p text:style-name="P6">procedure = «p»</text:p>
        </draw:rect>
        <draw:rect draw:style-name="gr12" draw:text-style-name="P6" draw:id="id7" draw:layer="layout" svg:width="5cm" svg:height="1.5cm" svg:x="15.5cm" svg:y="12.5cm">
          <text:p text:style-name="P6"><text:span text:style-name="T7">Procedure</text:span></text:p>
          <text:p text:style-name="P6"><text:span text:style-name="T9">name=«p»</text:span></text:p>
        </draw:rect>
        <draw:rect draw:style-name="gr12" draw:text-style-name="P6" draw:id="id3" draw:layer="layout" svg:width="5cm" svg:height="2cm" svg:x="15.5cm" svg:y="9.3cm">
          <draw:glue-point draw:id="4" svg:x="5cm" svg:y="2.5cm"/>
          <text:p text:style-name="P6"><text:span text:style-name="T7">Variable</text:span></text:p>
          <text:p text:style-name="P6">name=«a»</text:p>
        </draw:rect>
        <draw:rect draw:style-name="gr12" draw:text-style-name="P6" draw:id="id5" draw:layer="layout" svg:width="5.5cm" svg:height="1.5cm" svg:x="16.5cm" svg:y="14.8cm">
          <text:p text:style-name="P6"><text:span text:style-name="T7">Assign</text:span></text:p>
        </draw:rect>
        <draw:rect draw:style-name="gr12" draw:text-style-name="P6" draw:id="id4" draw:layer="layout" svg:width="5cm" svg:height="1.5cm" svg:x="22.5cm" svg:y="7.3cm">
          <text:p text:style-name="P6"><text:span text:style-name="T7">Integer</text:span></text:p>
        </draw:rect>
        <draw:rect draw:style-name="gr12" draw:text-style-name="P13" draw:id="id13" draw:layer="layout" svg:width="5cm" svg:height="1.5cm" svg:x="14.5cm" svg:y="5.3cm">
          <text:p text:style-name="P6"><text:span text:style-name="T7">Unit</text:span></text:p>
        </draw:rect>
        <draw:connector draw:style-name="gr13" draw:text-style-name="P4" draw:layer="layout" svg:x1="20.5cm" svg:y1="10.3cm" svg:x2="25cm" svg:y2="8.8cm" draw:start-shape="id3" draw:start-glue-point="1" draw:end-shape="id4" draw:end-glue-point="2">
          <text:p text:style-name="P1"/>
        </draw:connector>
        <draw:frame draw:style-name="gr14" draw:text-style-name="P1" draw:layer="layout" svg:width="2cm" svg:height="0.963cm" svg:x="25.1cm" svg:y="8.9cm">
          <draw:text-box>
            <text:p text:style-name="P1">type</text:p>
          </draw:text-box>
        </draw:frame>
        <draw:connector draw:style-name="gr13" draw:text-style-name="P4" draw:layer="layout" svg:x1="22cm" svg:y1="15.55cm" svg:x2="20.5cm" svg:y2="10.8cm" draw:start-shape="id5" draw:start-glue-point="1" draw:end-shape="id3" draw:end-glue-point="4">
          <text:p text:style-name="P1"/>
        </draw:connector>
        <draw:frame draw:style-name="gr14" draw:text-style-name="P1" draw:layer="layout" svg:width="3.5cm" svg:height="0.963cm" svg:x="21.4cm" svg:y="10.8cm">
          <draw:text-box>
            <text:p text:style-name="P1">variable</text:p>
          </draw:text-box>
        </draw:frame>
        <draw:connector draw:style-name="gr13" draw:text-style-name="P4" draw:layer="layout" draw:line-skew="1.4cm" svg:x1="22.1cm" svg:y1="18.246cm" svg:x2="20.5cm" svg:y2="13.25cm" draw:start-shape="id6" draw:start-glue-point="1" draw:end-shape="id7" draw:end-glue-point="1">
          <text:p text:style-name="P1"/>
        </draw:connector>
        <draw:frame draw:style-name="gr14" draw:text-style-name="P1" draw:layer="layout" svg:width="3.5cm" svg:height="0.963cm" svg:x="21.1cm" svg:y="12.4cm">
          <draw:text-box>
            <text:p text:style-name="P1">procedure</text:p>
          </draw:text-box>
        </draw:frame>
        <draw:connector draw:style-name="gr1" draw:text-style-name="P4" draw:layer="layout" svg:x1="2cm" svg:y1="6.05cm" svg:x2="3cm" svg:y2="10.75cm" draw:start-shape="id8" draw:start-glue-point="3" draw:end-shape="id9" draw:end-glue-point="3">
          <text:p text:style-name="P1"/>
        </draw:connector>
        <draw:connector draw:style-name="gr1" draw:text-style-name="P4" draw:layer="layout" svg:x1="2cm" svg:y1="6.05cm" svg:x2="3cm" svg:y2="13.4cm" draw:start-shape="id8" draw:start-glue-point="3" draw:end-shape="id10" draw:end-glue-point="3">
          <text:p text:style-name="P1"/>
        </draw:connector>
        <draw:connector draw:style-name="gr1" draw:text-style-name="P4" draw:layer="layout" svg:x1="3cm" svg:y1="13.4cm" svg:x2="4cm" svg:y2="15.8cm" draw:start-shape="id10" draw:start-glue-point="3" draw:end-shape="id11" draw:end-glue-point="3">
          <text:p text:style-name="P1"/>
        </draw:connector>
        <draw:connector draw:style-name="gr1" draw:text-style-name="P4" draw:layer="layout" svg:x1="3cm" svg:y1="13.4cm" svg:x2="4.1cm" svg:y2="18.246cm" draw:start-shape="id10" draw:start-glue-point="3" draw:end-shape="id12" draw:end-glue-point="3">
          <text:p text:style-name="P1"/>
        </draw:connector>
        <draw:connector draw:style-name="gr1" draw:text-style-name="P4" draw:layer="layout" svg:x1="14.5cm" svg:y1="6.05cm" svg:x2="15.5cm" svg:y2="10.3cm" draw:start-shape="id13" draw:start-glue-point="3" draw:end-shape="id3" draw:end-glue-point="3">
          <text:p text:style-name="P1"/>
        </draw:connector>
        <draw:connector draw:style-name="gr1" draw:text-style-name="P4" draw:layer="layout" svg:x1="14.5cm" svg:y1="6.05cm" svg:x2="15.5cm" svg:y2="13.25cm" draw:start-shape="id13" draw:start-glue-point="3" draw:end-shape="id7" draw:end-glue-point="3">
          <text:p text:style-name="P1"/>
        </draw:connector>
        <draw:connector draw:style-name="gr1" draw:text-style-name="P4" draw:layer="layout" svg:x1="15.5cm" svg:y1="13.25cm" svg:x2="16.5cm" svg:y2="15.55cm" draw:start-shape="id7" draw:start-glue-point="3" draw:end-shape="id5" draw:end-glue-point="3">
          <text:p text:style-name="P1"/>
        </draw:connector>
        <draw:connector draw:style-name="gr1" draw:text-style-name="P4" draw:layer="layout" svg:x1="15.5cm" svg:y1="13.25cm" svg:x2="16.6cm" svg:y2="18.246cm" draw:start-shape="id7" draw:start-glue-point="3" draw:end-shape="id6" draw:end-glue-point="3">
          <text:p text:style-name="P1"/>
        </draw:connector>
        <draw:rect draw:style-name="gr10" draw:text-style-name="P12" draw:layer="layout" svg:width="10cm" svg:height="16cm" svg:x="13cm" svg:y="4.5cm">
          <text:p text:style-name="P6"><text:span text:style-name="T8">Целевая модель</text:span></text:p>
        </draw:rect>
        <draw:connector draw:style-name="gr15" draw:text-style-name="P4" draw:layer="layout" draw:type="curve" svg:x1="8cm" svg:y1="13.4cm" svg:x2="18cm" svg:y2="12.5cm" draw:start-shape="id10" draw:start-glue-point="1" draw:end-shape="id7" draw:end-glue-point="0">
          <text:p text:style-name="P1"/>
        </draw:connector>
        <draw:connector draw:style-name="gr15" draw:text-style-name="P4" draw:layer="layout" draw:type="curve" svg:x1="9.5cm" svg:y1="15.8cm" svg:x2="19.25cm" svg:y2="14.8cm" draw:start-shape="id11" draw:start-glue-point="1" draw:end-shape="id5" draw:end-glue-point="0">
          <text:p text:style-name="P1"/>
        </draw:connector>
        <draw:connector draw:style-name="gr15" draw:text-style-name="P4" draw:layer="layout" draw:type="curve" svg:x1="9.6cm" svg:y1="18.246cm" svg:x2="19.35cm" svg:y2="17.246cm" draw:start-shape="id12" draw:start-glue-point="1" draw:end-shape="id6" draw:end-glue-point="0">
          <text:p text:style-name="P1"/>
        </draw:connector>
        <draw:rect draw:style-name="gr11" draw:text-style-name="P6" draw:id="id14" draw:layer="layout" svg:width="5cm" svg:height="1.8cm" svg:x="3cm" svg:y="7.3cm">
          <text:p text:style-name="P6"><text:span text:style-name="T7">Import</text:span></text:p>
          <text:p text:style-name="P6"><text:span text:style-name="T9">name=«lib»</text:span></text:p>
        </draw:rect>
        <draw:connector draw:style-name="gr1" draw:text-style-name="P4" draw:layer="layout" svg:x1="2cm" svg:y1="6.05cm" svg:x2="3cm" svg:y2="8.2cm" draw:start-shape="id8" draw:start-glue-point="3" draw:end-shape="id14" draw:end-glue-point="3">
          <text:p text:style-name="P1"/>
        </draw:connector>
        <draw:connector draw:style-name="gr15" draw:text-style-name="P4" draw:layer="layout" draw:type="curve" svg:x1="8cm" svg:y1="10.75cm" svg:x2="18cm" svg:y2="9.3cm" draw:start-shape="id9" draw:start-glue-point="1" draw:end-shape="id3" draw:end-glue-point="0">
          <text:p text:style-name="P1"/>
        </draw:connector>
        <draw:connector draw:style-name="gr15" draw:text-style-name="P4" draw:layer="layout" draw:type="curve" svg:x1="7.5cm" svg:y1="6.05cm" svg:x2="17cm" svg:y2="5.3cm" draw:start-shape="id8" draw:start-glue-point="1" draw:end-shape="id13" draw:end-glue-point="0">
          <text:p text:style-name="P1"/>
        </draw:connecto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3T1">
        <office:forms form:automatic-focus="false" form:apply-design-mode="false"/>
        <draw:frame presentation:style-name="pr6" draw:text-style-name="P1" draw:layer="layout" svg:width="25.199cm" svg:height="3.473cm" svg:x="1.4cm" svg:y="0.853cm" presentation:class="title" presentation:user-transformed="true">
          <draw:text-box>
            <text:p text:style-name="P1">Модель соответствия между AST и целевой метамоделью</text:p>
          </draw:text-box>
        </draw:frame>
        <draw:frame presentation:style-name="pr5" draw:text-style-name="P9" draw:layer="layout" svg:width="25.199cm" svg:height="13.609cm" svg:x="1.4cm" svg:y="4.914cm" presentation:class="outline">
          <draw:text-box>
            <text:list text:style-name="L2">
              <text:list-item>
                <text:p text:style-name="P9">Для многих классов AST существуют <text:span text:style-name="T10">соответствующие </text:span><text:span text:style-name="T11">классы целевой метамодели</text:span><text:span text:style-name="T11"><text:line-break/></text:span><text:span text:style-name="T11">Виды соответствия элементов: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11">Значение копируется из AST в модель (name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1">Значение преобразуется механически (variables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1">Требуется разрешение имен (type)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11">Указываются корневые классы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11">С них начинается преобразование (UnitAS и Unit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3T1">
        <office:forms form:automatic-focus="false" form:apply-design-mode="false"/>
        <draw:frame presentation:style-name="pr6" draw:text-style-name="P1" draw:layer="layout" svg:width="25.199cm" svg:height="3.473cm" svg:x="1.4cm" svg:y="0.853cm" presentation:class="title" presentation:user-transformed="true">
          <draw:text-box>
            <text:p text:style-name="P1">Автоматизация установления соответствия</text:p>
          </draw:text-box>
        </draw:frame>
        <draw:frame presentation:style-name="pr5" draw:text-style-name="P9" draw:layer="layout" svg:width="25.199cm" svg:height="13.609cm" svg:x="1.4cm" svg:y="4.914cm" presentation:class="outline">
          <draw:text-box>
            <text:list text:style-name="L2">
              <text:list-item>
                <text:p text:style-name="P9">Алгоритм, основанный на конвенциях</text:p>
              </text:list-item>
            </text:list>
            <text:list text:style-name="L2">
              <text:list-item>
                <text:list>
                  <text:list-item>
                    <text:p text:style-name="P10">Имена классов отличаются на «AS», имена ссылок и атрибутов совпадают</text:p>
                  </text:list-item>
                </text:list>
              </text:list-item>
            </text:list>
            <text:list text:style-name="L2">
              <text:list-item>
                <text:p text:style-name="P9">Трансформация структуры классов</text:p>
              </text:list-item>
            </text:list>
            <text:list text:style-name="L2">
              <text:list-item>
                <text:list>
                  <text:list-item>
                    <text:p text:style-name="P10">Построение метамодели AST по целевой метамодели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Автоматическое формирование соответствия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Не позволяет допускать ошибки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3T1">
        <office:forms form:automatic-focus="false" form:apply-design-mode="false"/>
        <draw:frame presentation:style-name="pr6" draw:text-style-name="P1" draw:layer="layout" svg:width="25.199cm" svg:height="3.256cm" svg:x="1.4cm" svg:y="0.961cm" presentation:class="title" presentation:user-transformed="true">
          <draw:text-box>
            <text:p text:style-name="P1">Язык ASTrans</text:p>
          </draw:text-box>
        </draw:frame>
        <draw:frame presentation:style-name="pr5" draw:text-style-name="P9" draw:layer="layout" svg:width="25.199cm" svg:height="16.044cm" svg:x="1.4cm" svg:y="4.014cm" presentation:class="outline" presentation:user-transformed="true">
          <draw:text-box>
            <text:list text:style-name="L2">
              <text:list-item>
                <text:p text:style-name="P9">Служит для описания трансформации структуры классов</text:p>
              </text:list-item>
            </text:list>
            <text:list text:style-name="L2">
              <text:list-item>
                <text:list>
                  <text:list-item>
                    <text:p text:style-name="P10">По умолчанию для каждого класса целевой метамодели создается соответствующий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Можно пропустить класс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Объектов класса Type в AST нет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Можно задать тип текстовой ссылки на класс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На Variable ссылаются с помощью String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Можно создать класс, который не имеет соответствующего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Класс Import не представлен в целевой метамодели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Можно изменить иерархию наследования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Обычный" presentation:presentation-page-layout-name="AL4T19">
        <office:forms form:automatic-focus="false" form:apply-design-mode="false"/>
        <draw:rect draw:style-name="gr16" draw:text-style-name="P14" draw:layer="layout" svg:width="25.5cm" svg:height="9.5cm" svg:x="1.5cm" svg:y="4.5cm">
          <text:p text:style-name="P6"><text:span text:style-name="T12">Разработка</text:span></text:p>
        </draw:rect>
        <draw:frame presentation:style-name="pr4" draw:text-style-name="P1" draw:layer="layout" svg:width="25.199cm" svg:height="3.507cm" svg:x="1.4cm" svg:y="0.837cm" presentation:class="title">
          <draw:text-box>
            <text:p text:style-name="P1">Процесс разработки метамодели AST</text:p>
          </draw:text-box>
        </draw:frame>
        <draw:rect draw:style-name="gr11" draw:text-style-name="P13" draw:id="id19" draw:layer="layout" svg:width="4cm" svg:height="4cm" svg:x="7.1cm" svg:y="6.3cm">
          <text:p text:style-name="P6"><text:span text:style-name="T7">Классы</text:span></text:p>
          <text:p text:style-name="P6"><text:span text:style-name="T7">целевой </text:span></text:p>
          <text:p text:style-name="P6"><text:span text:style-name="T7">метамодели</text:span></text:p>
        </draw:rect>
        <draw:rect draw:style-name="gr8" draw:text-style-name="P15" draw:id="id21" draw:layer="layout" svg:width="4cm" svg:height="4cm" svg:x="19.1cm" svg:y="6.3cm">
          <text:p text:style-name="P6"><text:span text:style-name="T7">Классы</text:span></text:p>
          <text:p text:style-name="P6"><text:span text:style-name="T7">AST</text:span></text:p>
        </draw:rect>
        <draw:custom-shape draw:style-name="gr17" draw:text-style-name="P4" draw:id="id16" draw:layer="layout" svg:width="6cm" svg:height="2cm" svg:x="12.1cm" svg:y="7.3cm">
          <text:p text:style-name="P6">трансформация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11" draw:text-style-name="P6" draw:id="id15" draw:layer="layout" svg:width="4cm" svg:height="1.3cm" svg:x="13.1cm" svg:y="4.8cm">
          <text:p text:style-name="P6">ASTrans</text:p>
        </draw:rect>
        <draw:connector draw:style-name="gr7" draw:text-style-name="P4" draw:layer="layout" svg:x1="15.1cm" svg:y1="6.1cm" svg:x2="15.1cm" svg:y2="7.3cm" draw:start-shape="id15" draw:start-glue-point="2" draw:end-shape="id16">
          <text:p text:style-name="P1"/>
        </draw:connector>
        <draw:rect draw:style-name="gr18" draw:text-style-name="P13" draw:id="id17" draw:layer="layout" svg:width="4.8cm" svg:height="2cm" svg:x="12.7cm" svg:y="11.4cm">
          <text:p text:style-name="P6"><text:span text:style-name="T7">Модель </text:span></text:p>
          <text:p text:style-name="P6"><text:span text:style-name="T7">соответствия</text:span></text:p>
        </draw:rect>
        <draw:connector draw:style-name="gr7" draw:text-style-name="P4" draw:layer="layout" svg:x1="15.1cm" svg:y1="9.3cm" svg:x2="15.1cm" svg:y2="11.4cm" draw:start-shape="id16" draw:start-glue-point="2" draw:end-shape="id17" draw:end-glue-point="0">
          <text:p text:style-name="P1"/>
        </draw:connector>
        <draw:rect draw:style-name="gr19" draw:text-style-name="P13" draw:id="id22" draw:layer="layout" svg:width="4cm" svg:height="4cm" svg:x="19.1cm" svg:y="15.1cm">
          <text:p text:style-name="P6"><text:span text:style-name="T7">AST</text:span></text:p>
        </draw:rect>
        <draw:custom-shape draw:style-name="gr20" draw:text-style-name="P6" draw:id="id18" draw:layer="layout" svg:width="6.6cm" svg:height="2cm" svg:x="11.8cm" svg:y="16.3cm">
          <text:p text:style-name="P6">трансформация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4" draw:text-style-name="P13" draw:id="id20" draw:layer="layout" svg:width="4cm" svg:height="4cm" svg:x="7.1cm" svg:y="15.2cm">
          <text:p text:style-name="P6"><text:span text:style-name="T7">Целевая </text:span></text:p>
          <text:p text:style-name="P6"><text:span text:style-name="T7">модель</text:span></text:p>
        </draw:rect>
        <draw:connector draw:style-name="gr7" draw:text-style-name="P4" draw:layer="layout" svg:x1="15.1cm" svg:y1="13.4cm" svg:x2="15.1cm" svg:y2="16.3cm" draw:start-shape="id17" draw:start-glue-point="2" draw:end-shape="id18" draw:end-glue-point="0">
          <text:p text:style-name="P1"/>
        </draw:connector>
        <draw:rect draw:style-name="gr16" draw:text-style-name="P14" draw:layer="layout" svg:width="25.5cm" svg:height="5.5cm" svg:x="1.5cm" svg:y="14.5cm">
          <text:p text:style-name="P6"><text:span text:style-name="T12">Результат</text:span></text:p>
        </draw:rect>
        <draw:connector draw:style-name="gr21" draw:text-style-name="P4" draw:layer="layout" svg:x1="9.1cm" svg:y1="10.3cm" svg:x2="9.1cm" svg:y2="15.2cm" draw:start-shape="id19" draw:start-glue-point="2" draw:end-shape="id20" draw:end-glue-point="0">
          <text:p text:style-name="P1"/>
        </draw:connector>
        <draw:connector draw:style-name="gr21" draw:text-style-name="P4" draw:layer="layout" svg:x1="21.1cm" svg:y1="10.3cm" svg:x2="21.1cm" svg:y2="15.1cm" draw:start-shape="id21" draw:start-glue-point="2" draw:end-shape="id22" draw:end-glue-point="0">
          <text:p text:style-name="P1"/>
        </draw:connecto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3T1">
        <office:forms form:automatic-focus="false" form:apply-design-mode="false"/>
        <draw:frame presentation:style-name="pr6" draw:text-style-name="P1" draw:layer="layout" svg:width="25.199cm" svg:height="3.473cm" svg:x="1.4cm" svg:y="0.653cm" presentation:class="title" presentation:user-transformed="true">
          <draw:text-box>
            <text:p text:style-name="P1">Трансформация<text:line-break/>AST в целевую модель</text:p>
          </draw:text-box>
        </draw:frame>
        <draw:frame presentation:style-name="pr7" draw:text-style-name="P9" draw:layer="layout" svg:width="25.199cm" svg:height="15.703cm" svg:x="1.4cm" svg:y="4.714cm" presentation:class="outline" presentation:user-transformed="true">
          <draw:text-box>
            <text:list text:style-name="L2">
              <text:list-item>
                <text:p text:style-name="P9">Три модуля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7">Непосредственное отображение</text:span> – создание объектов, вызов других модулей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Отложенное и немедленное разрешение ссылок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Зависимости между ссылками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Информации об областях видимости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Генерируется полностью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7">Семантический анализатор</text:span> – разрешение ссылок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Генерируется интерфейс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7">Хранилище</text:span><text:span text:style-name="T9"> – хранение созданный объектов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<text:span text:style-name="T9">Генерируется интерфейс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Обычный" presentation:presentation-page-layout-name="AL3T1">
        <office:forms form:automatic-focus="false" form:apply-design-mode="false"/>
        <draw:frame presentation:style-name="pr6" draw:text-style-name="P1" draw:layer="layout" svg:width="25.199cm" svg:height="3.256cm" svg:x="1.4cm" svg:y="0.961cm" presentation:class="title" presentation:user-transformed="true">
          <draw:text-box>
            <text:p text:style-name="P1">Результаты</text:p>
          </draw:text-box>
        </draw:frame>
        <draw:frame presentation:style-name="pr5" draw:text-style-name="P9" draw:layer="layout" svg:width="25.199cm" svg:height="13.609cm" svg:x="1.4cm" svg:y="4.914cm" presentation:class="outline">
          <draw:text-box>
            <text:list text:style-name="L2">
              <text:list-item>
                <text:p text:style-name="P9">Формализован процесс трансформации AST в целевую модель</text:p>
              </text:list-item>
            </text:list>
            <text:list text:style-name="L2">
              <text:list-item>
                <text:list>
                  <text:list-item>
                    <text:p text:style-name="P10">Метамодель для описания соответствия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Структура трансформации</text:p>
                  </text:list-item>
                </text:list>
              </text:list-item>
            </text:list>
            <text:list text:style-name="L2">
              <text:list-item>
                <text:p text:style-name="P9">Разработан язык для построения классов AST по классам целевой метамодели</text:p>
              </text:list-item>
            </text:list>
            <text:list text:style-name="L2">
              <text:list-item>
                <text:list>
                  <text:list-item>
                    <text:p text:style-name="P10">Автоматическое установление соответствия</text:p>
                  </text:list-item>
                </text:list>
              </text:list-item>
            </text:list>
            <text:list text:style-name="L2">
              <text:list-item>
                <text:p text:style-name="P9">Разработан генератор кода трансформаций AST в целевую модель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Обычный" presentation:presentation-page-layout-name="AL3T1">
        <office:forms form:automatic-focus="false" form:apply-design-mode="false"/>
        <draw:frame presentation:style-name="pr6" draw:text-style-name="P1" draw:layer="layout" svg:width="25.199cm" svg:height="3.256cm" svg:x="1.4cm" svg:y="0.261cm" presentation:class="title" presentation:user-transformed="true">
          <draw:text-box>
            <text:p text:style-name="P1">Применение</text:p>
          </draw:text-box>
        </draw:frame>
        <draw:frame presentation:style-name="pr8" draw:text-style-name="P9" draw:layer="layout" svg:width="25.199cm" svg:height="16.51cm" svg:x="1.4cm" svg:y="3.414cm" presentation:class="outline" presentation:user-transformed="true">
          <draw:text-box>
            <text:list text:style-name="L2">
              <text:list-item>
                <text:p text:style-name="P9">Расширение возможностей средств автоматизации разработки текстового синтаксиса</text:p>
              </text:list-item>
            </text:list>
            <text:list text:style-name="L2">
              <text:list-item>
                <text:list>
                  <text:list-item>
                    <text:p text:style-name="P10">Исходные данные: целевая метамодель, трансформация в структуру классов AS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Результат: трансформация AST в целевую модель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Автоматизация рутинных действий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Предотвращение ошибок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Сокращение дублирования</text:p>
                  </text:list-item>
                </text:list>
              </text:list-item>
            </text:list>
            <text:list text:style-name="L2">
              <text:list-item>
                <text:p text:style-name="P9">Разработана трансформация для языка ASTran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Обычный" presentation:presentation-page-layout-name="AL3T1">
        <office:forms form:automatic-focus="false" form:apply-design-mode="false"/>
        <draw:frame presentation:style-name="pr6" draw:text-style-name="P1" draw:layer="layout" svg:width="25.199cm" svg:height="3.256cm" svg:x="1.4cm" svg:y="0.961cm" presentation:class="title" presentation:user-transformed="true">
          <draw:text-box>
            <text:p text:style-name="P1">Спасибо за внимание</text:p>
          </draw:text-box>
        </draw:frame>
        <draw:frame presentation:style-name="pr5" draw:text-style-name="P9" draw:layer="layout" svg:width="25.199cm" svg:height="13.609cm" svg:x="1.4cm" svg:y="4.914cm" presentation:class="outline">
          <draw:text-box>
            <text:list text:style-name="L2">
              <text:list-item>
                <text:p text:style-name="P9">Ваши вопросы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Мой_20_штрих" draw:display-name="Мой штрих" draw:style="rect" draw:dots1="1" draw:dots1-length="0.51cm" draw:dots2="1" draw:dots2-length="0.51cm" draw:distance="0.2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Обычный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Обычный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Обычный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Обычный-outline2" style:family="presentation" style:parent-style-name="Обычный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номер&gt;</text:page-number></text:span></text:p>
        </draw:text-box>
      </draw:frame>
    </style:handout-master>
    <style:master-page style:name="Обычный" style:page-layout-name="PM1" draw:style-name="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номер&gt;</text:page-number></text:span></text:p>
        </draw:text-box>
      </draw:frame>
      <presentation:notes style:page-layout-name="PM2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4$Build-9134</meta:generator>
    <meta:initial-creator>Andrey Breslav</meta:initial-creator>
    <meta:creation-date>2007-06-05T14:05:07</meta:creation-date>
    <dc:creator>Andrey Breslav</dc:creator>
    <dc:date>2007-06-18T14:48:51</dc:date>
    <meta:printed-by>Andrey Breslav</meta:printed-by>
    <meta:print-date>2007-06-07T14:06:28</meta:print-date>
    <dc:language>ru-RU</dc:language>
    <meta:editing-cycles>69</meta:editing-cycles>
    <meta:editing-duration>PT20H49M4S</meta:editing-duration>
    <meta:user-defined meta:name="Info 1"/>
    <meta:user-defined meta:name="Info 2"/>
    <meta:user-defined meta:name="Info 3"/>
    <meta:user-defined meta:name="Info 4"/>
    <meta:document-statistic meta:object-count="125"/>
  </office:meta>
</office:document-meta>
</file>